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1" style:font-name-asian="Calibri1" style:font-name-complex="Calibri1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fo:background-color="#D9D9D9"/>
      <style:text-properties style:font-name="Calibri1" style:font-name-asian="Calibri1" style:font-name-complex="Calibri1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o1" style:family="table-column">
      <style:table-column-properties fo:break-before="auto" style:column-width="3.78354166666667cm"/>
    </style:style>
    <style:style style:name="co2" style:family="table-column">
      <style:table-column-properties fo:break-before="auto" style:column-width="5.45041666666667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18.3091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Tabellenmodell Feriendorfverwaltungssystem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ENTAL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Visito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edroom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throom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qrMet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sicPrice</text:p>
          </table:table-cell>
          <table:table-cell office:value-type="string" table:style-name="ce1">
            <text:p>decimal(7,2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30, 60 (Überprüfung der Regel durch Objektverwalter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tus</text:p>
          </table:table-cell>
          <table:table-cell office:value-type="string" table:style-name="ce1">
            <text:p>enum('R','N','C','D','M', 'B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R (Renovation), N (New Building), C (Completed), D (Demolition), M (Maintenance), B (Blocked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ea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REA.Area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or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SORT.Resort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PPARTMENT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artmen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lcony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omnumb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loo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HOUS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us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rrace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itchen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CLEANING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eaning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Tim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Tim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eaning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mp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EMP.EmpI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AINTENANC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intenanc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scription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ntenance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pairProtocol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mp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EMP.Emp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enum('F','O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F (Finnished) O (Open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TRUCCHANG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ang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lannedEnd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Dat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scription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lannedCosts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Costs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aftServ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Fremdschlüssel -&gt; CRAFTSERV.CraftServI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PERS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rstName</text:p>
          </table:table-cell>
          <table:table-cell office:value-type="string" table:style-name="ce1">
            <text:p>varchar(3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astNam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ateOfBirth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l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l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MP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p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b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or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SORT.Resort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nag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Fremdschlüssel -&gt; EMP.Emp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sswordHash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GUEST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ues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sswordHash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DMIN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mi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sswordHash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ERSONMOD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Mod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PERSON.Person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ID</text:p>
          </table:table-cell>
          <table:table-cell office:value-type="string" table:style-name="ce5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MODE.ModeI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ODE<text:s/>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le</text:p>
          </table:table-cell>
          <table:table-cell office:value-type="string" table:style-name="ce1">
            <text:p>enum('A','C','M','Mgr','R','B','G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A (Admin), C (Cleaning), M (Maintenance), Mgr (Manager), R (Rental), B (Booking), G (Guest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NewEmp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NewGuest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CleaningPlan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portDamageRepair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woRepair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Repair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Rental</text:p>
          </table:table-cell>
          <table:table-cell office:value-type="string" table:style-name="ce1">
            <text:p>enum('Y','N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Y (Yes), N (No)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ADDR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reet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number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ZipCode</text:p>
          </table:table-cell>
          <table:table-cell office:value-type="string" table:style-name="ce1">
            <text:p>char(5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ity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t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OOKING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oking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eBooking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DateRent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DateRent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aymentStatus</text:p>
          </table:table-cell>
          <table:table-cell office:value-type="string" table:style-name="ce1">
            <text:p>enum('O','P','C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O (Open), P (Payed), C (Cancelled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ues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GUEST.GuestI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OOKINGDETAIL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okingDetai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oking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BOOKING.Booking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ntal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RENTAL.Rental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charg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SURCHARGE.Surcharge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dPrice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tus</text:p>
          </table:table-cell>
          <table:table-cell office:value-type="string" table:style-name="ce1">
            <text:p>enum('R','B','C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R (Reserved), B (Booked), C (Cancelled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URCHARG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charge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rcent</text:p>
          </table:table-cell>
          <table:table-cell office:value-type="string" table:style-name="ce1">
            <text:p>decimal(5,2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a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SEASON.Season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ea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REA.Area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mberOfVisitors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EASON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ason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enum('S', 'W','O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S (Summer), W (Winter), O (Offseason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REA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ea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enum('M', 'O', 'C'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Werte: M (Mountain), O (Ocean), C (City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16380"/>
        </table:table-row>
        <table:table-row table:style-name="ro1">
          <table:table-cell table:number-columns-repeated="4" table:style-name="ce3"/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RESORT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ort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RAFTSERV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3">
            <text:p>Spalte</text:p>
          </table:table-cell>
          <table:table-cell office:value-type="string" table:style-name="ce3">
            <text:p>Datentyp/Länge</text:p>
          </table:table-cell>
          <table:table-cell office:value-type="string" table:style-name="ce3">
            <text:p>Null-Option</text:p>
          </table:table-cell>
          <table:table-cell office:value-type="string" table:style-name="ce3">
            <text:p>Bedingung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aftServ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ärschlüssel; autoinkr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pName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tegory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r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Fremdschlüssel -&gt; ADDR.Addr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l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l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table:number-columns-repeated="16381" table:style-name="ce1"/>
        </table:table-row>
        <table:table-row table:number-rows-repeated="104839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Max</meta:initial-creator>
    <dc:creator>max.schelenz</dc:creator>
    <meta:creation-date>2022-06-14T13:01:05Z</meta:creation-date>
    <dc:date>2022-12-21T12:24:56Z</dc:date>
    <meta:editing-cycles>4</meta:editing-cycles>
    <meta:editing-duration>PT0S</meta:editing-duration>
    <meta:user-defined meta:name="AppVersion">16.0300</meta:user-defined>
  </office:meta>
</office:document-meta>
</file>